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d958f"/>
    </style:style>
    <style:style style:name="P2" style:family="paragraph" style:parent-style-name="Standard">
      <style:text-properties officeooo:rsid="000f3139" officeooo:paragraph-rsid="000f3139"/>
    </style:style>
    <style:style style:name="P3" style:family="paragraph" style:parent-style-name="Standard">
      <style:text-properties officeooo:paragraph-rsid="000f3139"/>
    </style:style>
    <style:style style:name="P4" style:family="paragraph" style:parent-style-name="Standard">
      <style:text-properties style:font-name="sans-serif" fo:font-size="12pt" officeooo:rsid="000f3139" officeooo:paragraph-rsid="000f3139" style:font-size-asian="12pt" style:font-size-complex="12pt"/>
    </style:style>
    <style:style style:name="P5" style:family="paragraph" style:parent-style-name="Standard">
      <style:text-properties officeooo:paragraph-rsid="0010fb2c"/>
    </style:style>
    <style:style style:name="P6" style:family="paragraph" style:parent-style-name="Standard">
      <style:text-properties fo:font-weight="bold" officeooo:rsid="000f67cb" officeooo:paragraph-rsid="000f67cb" style:font-weight-asian="bold" style:font-weight-complex="bold"/>
    </style:style>
    <style:style style:name="T1" style:family="text">
      <style:text-properties officeooo:rsid="000d958f"/>
    </style:style>
    <style:style style:name="T2" style:family="text">
      <style:text-properties officeooo:rsid="000f3139"/>
    </style:style>
    <style:style style:name="T3" style:family="text">
      <style:text-properties fo:font-weight="bold" officeooo:rsid="000f3139"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lect All Statement That are True<text:line-break/><text:line-break/><text:line-break/>1. The Vertex-Cover problem can be reduced in polynomial time to the Set-Cover problem: The implication of this reduction is that if we are ever able to solve the Vertex Cover problem in polynomial time, we would also be able to solve the Set Cover problem In polynomial time. </text:p>
      <text:p text:style-name="P3"><text:span text:style-name="T3">True</text:span><text:span text:style-name="T2">.</text:span><text:span text:style-name="T1">. This means that Vertex cover problem is polynomial tim reducible to Set cover problem. If there is a polynomial time for problem Vertex cover then there is a polynomial time algorithm for </text:span><text:span text:style-name="T2">Set-cover</text:span></text:p>
      <text:p text:style-name="P5"><text:span text:style-name="T2">.</text:span>2. If problem Xis NP-Hard, then it follows that X is necessarily not in NP.</text:p>
      <text:p text:style-name="P5"><text:span text:style-name="T3">True</text:span><text:line-break/><text:line-break/>4. if both SET-COVER and VERTEX-COVER are NP-complete problems. This implies that SET-COVER &lt;p VERTEX-COVER.</text:p>
      <text:p text:style-name="P3"><text:span text:style-name="T3">True</text:span><text:line-break/>5. Given decision problems X and Y, we define a new type of reduction X &lt;E Y, where &lt;= follows the same definition as seen in lecture for the polynomial time reduction but for the fact that we allow time exponential in the size of the instance of X for this instance to be transformed into an instance of Y. Then given X &lt;E Y, If we were ever able to solve Yin polynomial time, it would imply we can solve X in polynomial time.</text:p>
      <text:p text:style-name="P6">True</text:p>
      <text:p text:style-name="P1"/>
      <text:p text:style-name="P2">Refs</text:p>
      <text:p text:style-name="P2">CMSC 451: Reductions &amp;NP-Completeness, Carl Kingsford.</text:p>
      <text:p text:style-name="P4">COS 423 ,Theory of Algorithms Spring 2001, Kevin Way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08:06:26.610388530</meta:creation-date>
    <dc:date>2020-10-09T08:46:46.699621722</dc:date>
    <meta:editing-duration>PT19M58S</meta:editing-duration>
    <meta:editing-cycles>2</meta:editing-cycles>
    <meta:generator>LibreOffice/6.4.6.2$Linux_X86_64 LibreOffice_project/40$Build-2</meta:generator>
    <meta:document-statistic meta:table-count="0" meta:image-count="0" meta:object-count="0" meta:page-count="1" meta:paragraph-count="9" meta:word-count="223" meta:character-count="1255" meta:non-whitespace-character-count="1037"/>
  </office:meta>
</office:document-meta>
</file>